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86870752242232549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261673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62310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56661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200133426000394509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22531484000493980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9">2.<text:tab/>Next continue running but now adjust pace up and down in order to keep HR <text:tab/>near HR0. <text:s/>Record mile splits on a watch. <text:s/>The split for the 3rd mile is Tmax.</text:p>
          <text:p text:style-name="P70">Continued</text:p>
          <text:p text:style-name="P7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564990418899961300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169573868546034431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67357831625541161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62798097460338643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830783094038842537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724339375236023138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6T14:03:28.13</dc:date>
    <dc:creator>James  Lombardi</dc:creator>
    <meta:editing-duration>P8DT21H9M</meta:editing-duration>
    <meta:editing-cycles>783</meta:editing-cycles>
    <meta:generator>OpenOffice/4.1.2$Win32 OpenOffice.org_project/412m3$Build-9782</meta:generator>
    <meta:document-statistic meta:table-count="0" meta:image-count="0" meta:object-count="0" meta:page-count="36" meta:paragraph-count="914" meta:word-count="11434" meta:character-count="57409"/>
  </office:meta>
</office:document-meta>
</file>